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fo:text-align="center" style:justify-single-word="false"/>
      <style:text-properties style:font-name="Arial1" fo:font-size="18pt" fo:font-weight="normal"/>
    </style:style>
    <style:style style:name="P3" style:family="paragraph" style:parent-style-name="Text_20_body">
      <style:paragraph-properties fo:margin-top="0cm" fo:margin-bottom="0cm" fo:text-align="center" style:justify-single-word="false"/>
      <style:text-properties style:font-name="Arial1" fo:font-style="italic"/>
    </style:style>
    <style:style style:name="P4" style:family="paragraph" style:parent-style-name="Text_20_body">
      <style:paragraph-properties fo:margin-top="0cm" fo:margin-bottom="0cm" fo:text-align="justify" style:justify-single-word="false"/>
    </style:style>
    <style:style style:name="P5" style:family="paragraph" style:parent-style-name="Text_20_body">
      <style:paragraph-properties fo:margin-top="0cm" fo:margin-bottom="0cm" fo:text-align="justify" style:justify-single-word="false"/>
      <style:text-properties fo:font-variant="normal" fo:text-transform="none" style:font-name="Arial1" fo:font-style="normal"/>
    </style:style>
    <style:style style:name="T1" style:family="text">
      <style:text-properties style:font-name="Arial1"/>
    </style:style>
    <style:style style:name="T2" style:family="text">
      <style:text-properties style:font-name="Arial1" fo:font-style="italic"/>
    </style:style>
    <style:style style:name="T3" style:family="text">
      <style:text-properties fo:font-variant="normal" fo:text-transform="none"/>
    </style:style>
    <style:style style:name="T4" style:family="text">
      <style:text-properties fo:font-variant="normal" fo:text-transform="none" style:font-name="Arial1" fo:font-style="normal"/>
    </style:style>
    <style:style style:name="T5" style:family="text">
      <style:text-properties fo:font-variant="normal" fo:text-transform="none" style:font-name="Arial1" fo:font-style="normal"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 mudanças nas estruturas da sociedade e a economia colaborativa são discutidas durante o fisl13</text:p>
      <text:p text:style-name="P3"/>
      <text:p text:style-name="P3">Painel abordou o papel da interação e colaboração entre a sociedade e as organizações.</text:p>
      <text:p text:style-name="P1"/>
      <text:p text:style-name="P1"/>
      <text:p text:style-name="P4"><text:span text:style-name="T1">O painel </text:span><text:span text:style-name="T2">A nova economia colaborativa</text:span><text:span text:style-name="T3"> </text:span><text:span text:style-name="T4">reuniu experientes nomes sobre o tema no terceiro dia do 13° Fórum Internacional Software Livre - fisl13. Edgar Stuber (</text:span><text:a xlink:type="simple" xlink:href="http://www.noscoworking.com.br/" office:target-frame-name="_blank" xlink:show="new"><text:span text:style-name="T4">Nós Coworking</text:span></text:a><text:span text:style-name="T4">), Daniel Bittencourt (</text:span><text:a xlink:type="simple" xlink:href="http://lung.com.br/" office:target-frame-name="_blank" xlink:show="new"><text:span text:style-name="T4">Lung</text:span></text:a><text:span text:style-name="T4">), Daniel Larusso Barros (</text:span><text:a xlink:type="simple" xlink:href="http://nos.vc/pt" office:target-frame-name="_blank" xlink:show="new"><text:span text:style-name="T4">nós.vc</text:span></text:a><text:span text:style-name="T4">), Sandro Cortezia (</text:span><text:a xlink:type="simple" xlink:href="http://www.venti.com.br/" office:target-frame-name="_blank" xlink:show="new"><text:span text:style-name="T4">VENTI Inteligência em Projetos</text:span></text:a><text:span text:style-name="T4">) e Tomás de Lara (</text:span><text:a xlink:type="simple" xlink:href="http://engage.is/" office:target-frame-name="_blank" xlink:show="new"><text:span text:style-name="T4">Engage</text:span></text:a><text:span text:style-name="T4">) foram os painelistas com mediação de </text:span><text:a xlink:type="simple" xlink:href="http://www.opendocument.com.br/gbpacheco" office:target-frame-name="_blank" xlink:show="new"><text:span text:style-name="T4">Gustavo Pacheco</text:span></text:a><text:span text:style-name="T4">. Durante duas horas, convidados e plateia dialogaram sobre os projetos desenvolvidos pelos empresários e as possibilidades que a colaboração oferece ao setor privado e público.</text:span></text:p>
      <text:p text:style-name="P4"/>
      <text:p text:style-name="P5">Um novo cenário econômico vem se desenvolvendo na medida em que as pessoas têm mais voz e mais acesso à informação. É o que afirmaram em uníssono os painelistas. As estruturas centralizadas e verticais das empresas tradicionais – e também dos governos – estão ficando obsoletas. “As empresas ainda não enxergam a necessidade de reformatar seus valores. A maior parte delas olha apenas para o seu próprio umbigo e só se preocupa com a produtividade. E a inovação só acontece em produtos. A verdadeira inovação na forma de atuação ainda não acontece”, afirma Edgar Stuber, da Nós Coworking. Sandro Cortezia, que trabalha com inovação colaborativa, é mais otimista. “O movimento de mudança está acontecendo, mas é natural que haja um pouco de resistência. É na necessidade que ocorre a mudança e a economia tradicional já não é sustentável. Porém, nós temos um modelo mental antigo. Temos que desaprender algumas coisas para aprender outras novas”, afirma. </text:p>
      <text:p text:style-name="P4"/>
      <text:p text:style-name="P4"><text:span text:style-name="T4">Tomás de Lara, um dos idealizadores do </text:span><text:a xlink:type="simple" xlink:href="http://www.catarse.me/" office:target-frame-name="_blank" xlink:show="new"><text:span text:style-name="T4">Catarse</text:span></text:a><text:span text:style-name="T4">, um dos mais conhecidos sites de financiamento coletivo de projetos (crowdfounding) e a primeira plataforma do gênero a utilizar software livre, afirma que o mais interessante é perceber que a sociedade civil está se organizando para fazer as coisas acontecerem não somente em relação a negócios. “A cidade é nossa também. As pessoas estão tomando essa consciência e participando das mudanças”, afirma. Um exemplo prático é o </text:span><text:a xlink:type="simple" xlink:href="http://www.meurio.org.br/" office:target-frame-name="_blank" xlink:show="new"><text:span text:style-name="T4">www.meurio.org.br</text:span></text:a><text:span text:style-name="T4"> em que projetos e leis do poder público são discutidos pela população. </text:span></text:p>
      <text:p text:style-name="P4"/>
      <text:p text:style-name="P4"><text:span text:style-name="T4">Projeto semelhante nasceu em Porto Alegre com o </text:span><text:a xlink:type="simple" xlink:href="http://portoalegre.cc/" office:target-frame-name="_blank" xlink:show="new"><text:span text:style-name="T4">portoalegre.cc</text:span></text:a><text:span text:style-name="T4"> onde as pessoas podem cadastrar causas sobre todos os locais da cidade. Daniel Bittencourt, idealizador do projeto, diz que a plataforma é um método de inteligência social. “Nela as pessoas compartilham ideias e reivindicações. E, mais do que isso, se conectam a outras pessoas que têm uma vontade semelhante. E isso tudo se transforma em ações reais pela cidade”, comenta. Para Daniel, o Brasil está vivendo um momento importante, com iniciativas de colaboração em diversos níveis da sociedade. Prova disso é que a prefeitura de Porto Alegre é co-realiza</text:span><text:span text:style-name="T5">dora do portoalegre.cc. Luis Canabarro Cunha, coordenador de relações institucionais da Procempa, estava na plateia e confirmou a importância da colaboração da sociedad</text:span><text:span text:style-name="T4">e nas ações do poder público. “As prefeituras ainda pensam de forma analógica e não conseguem saber tudo o que acontece nas cidades. Com a ajuda da tecnologia do portoalegre.cc estamos tornando mais inteligentes alguns sistemas da prefeitura”, revela Cunha. Recentemente a prefeitura de Porto Alegre lançou o </text:span><text:a xlink:type="simple" xlink:href="http://curtindopoa.com.br/" office:target-frame-name="_blank" xlink:show="new"><text:span text:style-name="T4">Curtindo Poa</text:span></text:a><text:span text:style-name="T4">, site em que qualquer pessoa pode cadastrar os eventos que acontecem pela capital gaúcha. “Esse é o caminho para a democracia colaborativa, em que todos realmente participam”, diz Cunha. </text:span></text:p>
      <text:p text:style-name="P4"><text:soft-page-break/></text:p>
      <text:p text:style-name="P5">Daniel Larusso, da nos.vc, cujo nascimento foi financiado através de recursos adquiridos via Catarse, e que também foi construído em software livre, vai além, afirmando que mais do que participar com ideias, as pessoas devem também compartilhar conhecimento. “Trabalhamos com educação livre. Qualquer um que detenha o conhecimento pode repassá-lo para os outros. Queremos descentralizar o saber”, afirma. </text:p>
      <text:p text:style-name="P4"/>
      <text:p text:style-name="P5">A colaboração, segundo os painelistas, é o melhor caminho para a inclusão. As causas e ideias compartilhadas em relação a melhorias para uma cidade, por exemplo, atingem a outras centenas de pessoas. “Na estrutura horizontal, todos têm o mesmo status. O mais importante aqui é 'no que eu posso contribuir?' É isso o que me torna relevante e não apenas as hierarquias. Ações colaborativas dão poder às pessoas”, reforça Daniel Bittencour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sl 13 </meta:initial-creator>
    <meta:creation-date>2012-07-27T17:45:07</meta:creation-date>
    <dc:date>2012-07-27T18:00:25</dc:date>
    <dc:creator>Fisl 13 </dc:creator>
    <meta:editing-duration>PT14M34S</meta:editing-duration>
    <meta:editing-cycles>2</meta:editing-cycles>
    <meta:generator>LibreOffice/3.5$Linux_x86 LibreOffice_project/350m1$Build-3</meta:generator>
    <meta:document-statistic meta:table-count="0" meta:image-count="0" meta:object-count="0" meta:page-count="2" meta:paragraph-count="8" meta:word-count="677" meta:character-count="4374" meta:non-whitespace-character-count="3700"/>
  </office:meta>
</office:document-meta>
</file>